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9.323cm" fo:margin-left="0.048cm" fo:margin-top="0cm" fo:margin-bottom="0cm" style:page-number="auto" table:align="left" style:writing-mode="lr-tb"/>
    </style:style>
    <style:style style:name="Tableau1.A" style:family="table-column">
      <style:table-column-properties style:column-width="9.444cm"/>
    </style:style>
    <style:style style:name="Tableau1.B" style:family="table-column">
      <style:table-column-properties style:column-width="0.217cm"/>
    </style:style>
    <style:style style:name="Tableau1.1" style:family="table-row">
      <style:table-row-properties style:min-row-height="0.621cm" style:keep-together="true" fo:keep-together="auto"/>
    </style:style>
    <style:style style:name="Tableau1.A1" style:family="table-cell">
      <style:table-cell-properties fo:background-color="#f1f1f1" fo:padding-left="0.191cm" fo:padding-right="0.191cm" fo:padding-top="0cm" fo:padding-bottom="0cm" fo:border-left="0.053cm solid #000001" fo:border-right="0.053cm solid #000001" fo:border-top="0.053cm solid #000001" fo:border-bottom="0.018cm solid #000001">
        <style:background-image/>
      </style:table-cell-properties>
    </style:style>
    <style:style style:name="Tableau1.3" style:family="table-row">
      <style:table-row-properties style:min-row-height="4.692cm" style:keep-together="true" fo:keep-together="auto"/>
    </style:style>
    <style:style style:name="Tableau1.A3" style:family="table-cell">
      <style:table-cell-properties fo:padding-left="0.191cm" fo:padding-right="0.191cm" fo:padding-top="0cm" fo:padding-bottom="0cm" fo:border-left="0.053cm solid #000001" fo:border-right="0.053cm solid #000001" fo:border-top="0.018cm solid #000001" fo:border-bottom="0.018cm solid #000001"/>
    </style:style>
    <style:style style:name="Tableau1.B3" style:family="table-cell">
      <style:table-cell-properties fo:padding-left="0.191cm" fo:padding-right="0.191cm" fo:padding-top="0cm" fo:padding-bottom="0cm" fo:border-left="0.053cm solid #000001" fo:border-right="0.053cm solid #000001" fo:border-top="0.018cm solid #000001" fo:border-bottom="0.053cm solid #000001"/>
    </style:style>
    <style:style style:name="Tableau1.4" style:family="table-row">
      <style:table-row-properties style:min-row-height="2.958cm" style:keep-together="true" fo:keep-together="auto"/>
    </style:style>
    <style:style style:name="Tableau1.B4" style:family="table-cell">
      <style:table-cell-properties fo:padding-left="0.191cm" fo:padding-right="0.191cm" fo:padding-top="0cm" fo:padding-bottom="0cm" fo:border-left="0.053cm solid #000001" fo:border-right="0.053cm solid #000001" fo:border-top="0.053cm solid #000001" fo:border-bottom="0.018cm solid #000001"/>
    </style:style>
    <style:style style:name="Tableau1.5" style:family="table-row">
      <style:table-row-properties style:min-row-height="3.311cm" style:keep-together="true" fo:keep-together="auto"/>
    </style:style>
    <style:style style:name="Tableau1.6" style:family="table-row">
      <style:table-row-properties style:min-row-height="3.47cm" style:keep-together="true" fo:keep-together="auto"/>
    </style:style>
    <style:style style:name="Tableau1.7" style:family="table-row">
      <style:table-row-properties style:min-row-height="0.09cm" style:keep-together="true" fo:keep-together="auto"/>
    </style:style>
    <style:style style:name="Tableau1.8" style:family="table-row">
      <style:table-row-properties style:min-row-height="3.343cm" style:keep-together="true" fo:keep-together="auto"/>
    </style:style>
    <style:style style:name="Tableau2" style:family="table">
      <style:table-properties style:width="19.323cm" fo:margin-left="0.048cm" fo:margin-top="0cm" fo:margin-bottom="0cm" table:align="left" style:writing-mode="lr-tb"/>
    </style:style>
    <style:style style:name="Tableau2.A" style:family="table-column">
      <style:table-column-properties style:column-width="9.444cm"/>
    </style:style>
    <style:style style:name="Tableau2.B" style:family="table-column">
      <style:table-column-properties style:column-width="0.217cm"/>
    </style:style>
    <style:style style:name="Tableau2.1" style:family="table-row">
      <style:table-row-properties style:min-row-height="0.559cm" style:keep-together="true" fo:keep-together="auto"/>
    </style:style>
    <style:style style:name="Tableau2.A1" style:family="table-cell">
      <style:table-cell-properties fo:background-color="#d9d9d9" fo:padding-left="0.191cm" fo:padding-right="0.191cm" fo:padding-top="0cm" fo:padding-bottom="0cm" fo:border-left="0.053cm solid #000001" fo:border-right="0.053cm solid #000001" fo:border-top="0.018cm solid #000001" fo:border-bottom="0.018cm solid #000001">
        <style:background-image/>
      </style:table-cell-properties>
    </style:style>
    <style:style style:name="Tableau2.2" style:family="table-row">
      <style:table-row-properties style:min-row-height="1.152cm" style:keep-together="true" fo:keep-together="auto"/>
    </style:style>
    <style:style style:name="Tableau2.A2" style:family="table-cell">
      <style:table-cell-properties fo:padding-left="0.191cm" fo:padding-right="0.191cm" fo:padding-top="0cm" fo:padding-bottom="0cm" fo:border-left="0.053cm solid #000001" fo:border-right="0.053cm solid #000001" fo:border-top="0.018cm solid #000001" fo:border-bottom="0.018cm solid #000001"/>
    </style:style>
    <style:style style:name="Tableau2.3" style:family="table-row">
      <style:table-row-properties style:min-row-height="3.009cm" style:keep-together="true" fo:keep-together="auto"/>
    </style:style>
    <style:style style:name="Tableau2.4" style:family="table-row">
      <style:table-row-properties style:min-row-height="3.152cm" style:keep-together="true" fo:keep-together="auto"/>
    </style:style>
    <style:style style:name="Tableau2.5" style:family="table-row">
      <style:table-row-properties style:min-row-height="2.676cm" style:keep-together="true" fo:keep-together="auto"/>
    </style:style>
    <style:style style:name="Tableau2.7" style:family="table-row">
      <style:table-row-properties style:min-row-height="0.321cm" style:keep-together="true" fo:keep-together="auto"/>
    </style:style>
    <style:style style:name="Tableau2.8" style:family="table-row">
      <style:table-row-properties style:min-row-height="2.946cm" style:keep-together="true" fo:keep-together="auto"/>
    </style:style>
    <style:style style:name="Tableau2.9" style:family="table-row">
      <style:table-row-properties style:min-row-height="3.93cm" style:keep-together="true" fo:keep-together="auto"/>
    </style:style>
    <style:style style:name="Tableau2.10" style:family="table-row">
      <style:table-row-properties style:min-row-height="3.327cm" style:keep-together="true" fo:keep-together="auto"/>
    </style:style>
    <style:style style:name="Tableau3" style:family="table">
      <style:table-properties style:width="11.534cm" fo:margin-left="-0.191cm" fo:margin-top="0cm" fo:margin-bottom="0cm" table:align="left" style:writing-mode="lr-tb"/>
    </style:style>
    <style:style style:name="Tableau3.A" style:family="table-column">
      <style:table-column-properties style:column-width="3.263cm"/>
    </style:style>
    <style:style style:name="Tableau3.B" style:family="table-column">
      <style:table-column-properties style:column-width="1.33cm"/>
    </style:style>
    <style:style style:name="Tableau3.C" style:family="table-column">
      <style:table-column-properties style:column-width="1.27cm"/>
    </style:style>
    <style:style style:name="Tableau3.E" style:family="table-column">
      <style:table-column-properties style:column-width="1.427cm"/>
    </style:style>
    <style:style style:name="Tableau3.G" style:family="table-column">
      <style:table-column-properties style:column-width="1.702cm"/>
    </style:style>
    <style:style style:name="Tableau3.1" style:family="table-row">
      <style:table-row-properties style:keep-together="true" fo:keep-together="auto"/>
    </style:style>
    <style:style style:name="Tableau3.A1" style:family="table-cell">
      <style:table-cell-properties fo:background-color="#d9d9d9" fo:padding-left="0.191cm" fo:padding-right="0.191cm" fo:padding-top="0cm" fo:padding-bottom="0cm" fo:border="0.018cm solid #000001">
        <style:background-image/>
      </style:table-cell-properties>
    </style:style>
    <style:style style:name="Tableau3.A2" style:family="table-cell">
      <style:table-cell-properties fo:padding-left="0.191cm" fo:padding-right="0.191cm" fo:padding-top="0cm" fo:padding-bottom="0cm" fo:border="0.018cm solid #000001"/>
    </style:style>
    <style:style style:name="P1" style:family="paragraph" style:parent-style-name="Standard">
      <style:text-properties style:font-name="Calibri" fo:font-size="10pt" style:font-size-asian="10pt" style:font-name-complex="Calibri1" style:font-size-complex="10pt"/>
    </style:style>
    <style:style style:name="P2" style:family="paragraph" style:parent-style-name="Standard">
      <style:text-properties style:font-name="Calibri" fo:font-size="10pt" fo:font-weight="bold" style:font-size-asian="10pt" style:font-weight-asian="bold" style:font-name-complex="Calibri1" style:font-size-complex="10pt" style:font-weight-complex="bold"/>
    </style:style>
    <style:style style:name="P3" style:family="paragraph" style:parent-style-name="Table_20_Paragraph" style:list-style-name="WWNum1"/>
    <style:style style:name="P4" style:family="paragraph" style:parent-style-name="Table_20_Paragraph">
      <style:text-properties style:font-name="Calibri" fo:font-size="10pt" style:font-size-asian="10pt" style:font-name-complex="Calibri1" style:font-size-complex="10pt"/>
    </style:style>
    <style:style style:name="P5" style:family="paragraph" style:parent-style-name="Table_20_Paragraph">
      <style:paragraph-properties fo:text-align="center" style:justify-single-word="false"/>
    </style:style>
    <style:style style:name="P6" style:family="paragraph" style:parent-style-name="Table_20_Paragraph">
      <style:paragraph-properties fo:text-align="end" style:justify-single-word="false"/>
    </style:style>
    <style:style style:name="P7" style:family="paragraph" style:parent-style-name="Table_20_Paragraph">
      <style:paragraph-properties fo:margin-left="0.661cm" fo:margin-right="0cm" fo:text-indent="0cm" style:auto-text-indent="false"/>
    </style:style>
    <style:style style:name="P8" style:family="paragraph" style:parent-style-name="Table_20_Paragraph" style:list-style-name="WWNum1">
      <style:paragraph-properties fo:margin-left="0.661cm" fo:margin-right="0cm" fo:text-indent="0cm" style:auto-text-indent="false"/>
    </style:style>
    <style:style style:name="P9" style:family="paragraph" style:parent-style-name="Table_20_Paragraph" style:list-style-name="WWNum1">
      <style:paragraph-properties fo:margin-left="0.661cm" fo:margin-right="0cm" fo:text-indent="0cm" style:auto-text-indent="false"/>
      <style:text-properties style:font-name="Calibri" fo:font-size="8.5pt" style:font-size-asian="8.5pt" style:font-name-complex="Calibri1" style:font-size-complex="8.5pt"/>
    </style:style>
    <style:style style:name="P10" style:family="paragraph" style:parent-style-name="Table_20_Paragraph">
      <style:paragraph-properties fo:margin-left="0.661cm" fo:margin-right="0cm" fo:text-indent="0cm" style:auto-text-indent="false"/>
      <style:text-properties style:font-name="Calibri" fo:font-size="8.5pt" style:font-name-asian="Noto Sans" style:font-size-asian="8.5pt" style:font-name-complex="Calibri1" style:font-size-complex="8.5pt"/>
    </style:style>
    <style:style style:name="P11" style:family="paragraph" style:parent-style-name="Table_20_Paragraph" style:list-style-name="WWNum1">
      <style:paragraph-properties fo:margin-left="0.661cm" fo:margin-right="0cm" fo:text-indent="0cm" style:auto-text-indent="false"/>
      <style:text-properties fo:font-size="9pt" style:font-size-asian="9pt" style:font-size-complex="9pt"/>
    </style:style>
    <style:style style:name="P12" style:family="paragraph" style:parent-style-name="Table_20_Paragraph">
      <style:paragraph-properties fo:margin-left="0.635cm" fo:margin-right="0cm" fo:text-indent="0cm" style:auto-text-indent="false"/>
    </style:style>
    <style:style style:name="P13" style:family="paragraph" style:parent-style-name="Table_20_Paragraph">
      <style:paragraph-properties fo:margin-left="0.026cm" fo:margin-right="0cm" fo:text-indent="0cm" style:auto-text-indent="false"/>
    </style:style>
    <style:style style:name="P14" style:family="paragraph" style:parent-style-name="Table_20_Paragraph">
      <style:paragraph-properties fo:margin-left="1.27cm" fo:margin-right="0cm" fo:text-indent="0cm" style:auto-text-indent="false"/>
      <style:text-properties style:font-name="Calibri" fo:font-size="8.5pt" style:font-name-asian="Noto Sans" style:font-size-asian="8.5pt" style:font-name-complex="Calibri1" style:font-size-complex="8.5pt"/>
    </style:style>
    <style:style style:name="P15" style:family="paragraph" style:parent-style-name="footnote_20_text" style:master-page-name="Converted1">
      <style:paragraph-properties style:line-height-at-least="0.282cm" style:page-number="auto"/>
    </style:style>
    <style:style style:name="P16" style:family="paragraph" style:parent-style-name="Footer">
      <style:paragraph-properties fo:text-align="end" style:justify-single-word="false"/>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font-weight-complex="bold"/>
    </style:style>
    <style:style style:name="T3" style:family="text">
      <style:text-properties style:font-name="Calibri" fo:font-size="12pt" fo:font-weight="bold" style:font-size-asian="12pt" style:font-weight-asian="bold" style:font-name-complex="Calibri1" style:font-size-complex="12pt" style:font-weight-complex="bold"/>
    </style:style>
    <style:style style:name="T4" style:family="text">
      <style:text-properties style:font-name="Calibri" fo:font-size="12pt" fo:font-weight="bold" style:font-name-asian="Noto Sans" style:font-size-asian="12pt" style:font-weight-asian="bold" style:font-name-complex="Calibri1" style:font-size-complex="12pt" style:font-weight-complex="bold"/>
    </style:style>
    <style:style style:name="T5" style:family="text">
      <style:text-properties style:font-name="Calibri" fo:font-size="10pt" style:font-size-asian="10pt" style:font-name-complex="Calibri1" style:font-size-complex="10pt"/>
    </style:style>
    <style:style style:name="T6" style:family="text">
      <style:text-properties style:font-name="Calibri" fo:font-size="10pt" style:font-name-asian="Noto Sans" style:font-size-asian="10pt" style:font-name-complex="Calibri1" style:font-size-complex="10pt"/>
    </style:style>
    <style:style style:name="T7" style:family="text">
      <style:text-properties style:font-name="Calibri" fo:font-size="10pt" fo:font-weight="bold" style:font-size-asian="10pt" style:font-weight-asian="bold" style:font-name-complex="Calibri1" style:font-size-complex="10pt" style:font-weight-complex="bold"/>
    </style:style>
    <style:style style:name="T8" style:family="text">
      <style:text-properties style:font-name="Calibri" fo:font-size="8.5pt" style:font-size-asian="8.5pt" style:font-name-complex="Calibri1" style:font-size-complex="8.5pt"/>
    </style:style>
    <style:style style:name="T9" style:family="text">
      <style:text-properties style:font-name="Calibri" fo:font-size="8.5pt" style:font-name-asian="Noto Sans" style:font-size-asian="8.5pt" style:font-name-complex="Calibri1" style:font-size-complex="8.5pt"/>
    </style:style>
    <style:style style:name="T10" style:family="text">
      <style:text-properties style:font-name="Calibri" style:font-name-asian="Noto Sans" style:font-name-complex="Calibri1"/>
    </style:style>
    <style:style style:name="T11" style:family="text">
      <style:text-properties style:font-name="Calibri" fo:font-size="9pt" style:font-size-asian="9pt" style:font-name-complex="Calibri1" style:font-size-complex="9pt"/>
    </style:style>
    <style:style style:name="T12" style:family="text">
      <style:text-properties style:font-name="Calibri" fo:font-weight="normal" style:font-weight-asian="normal" style:font-name-complex="Calibri1" style:font-weight-complex="normal"/>
    </style:style>
    <style:style style:name="T13" style:family="text">
      <style:text-properties style:font-name="Segoe UI Symbol" fo:font-size="8.5pt" style:font-name-asian="MS Gothic1" style:font-size-asian="8.5pt" style:font-name-complex="Segoe UI Symbol1" style:font-size-complex="8.5pt"/>
    </style:style>
    <style:style style:name="T14" style:family="text">
      <style:text-properties style:font-name="MS Gothic" fo:font-size="8.5pt" style:font-name-asian="MS Gothic1" style:font-size-asian="8.5pt" style:font-name-complex="Calibri1" style:font-size-complex="8.5pt"/>
    </style:style>
    <style:style style:name="T15" style:family="text">
      <style:text-properties fo:font-size="9pt" style:font-size-asian="9pt" style:font-size-complex="9pt"/>
    </style:style>
    <style:style style:name="T16" style:family="text">
      <style:text-properties fo:color="#00000a" style:font-name="Calibri" fo:font-size="9pt" style:font-size-asian="9pt" style:font-name-complex="Calibri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Table_20_Paragraph"><text:span text:style-name="T2">Évaluation des risques liés aux cas d'usage de l'IA — </text:span><text:span text:style-name="T12">Ce questionnaire est destiné à aider le personnel à évaluer le profil de risque d'un cas d'utilisation de l'IA. Le niveau de risque permettra de planifier le niveau des efforts d'atténuation des risques, le calendrier estimé pour la vérification de la sécurité, de la qualité et des performances, ainsi que les ressources nécessaires. </text:span><text:span text:style-name="T5"><text:s/></text:span></text:p>
          </table:table-cell>
          <table:covered-table-cell/>
        </table:table-row>
        <table:table-row table:style-name="Tableau1.1">
          <table:table-cell table:style-name="Tableau1.A1" table:number-columns-spanned="2" office:value-type="string">
            <text:p text:style-name="Table_20_Paragraph"><text:span text:style-name="T3">COMMENT et POURQUOI ?</text:span></text:p>
          </table:table-cell>
          <table:covered-table-cell/>
        </table:table-row>
        <table:table-row table:style-name="Tableau1.3">
          <table:table-cell table:style-name="Tableau1.A3" office:value-type="string">
            <text:list xml:id="list973948522103417000" text:style-name="WWNum1">
              <text:list-item>
                <text:p text:style-name="P8"><text:span text:style-name="T15">Décrivez le cas d'usage d'IA proposé, en incluant des informations sur la fonction qui sera améliorée ou automatisée grâce à l'IA, les améliorations attendues ou les capacités spécifiques qui seront créées.</text:span><text:text-input text:description=""/></text:p>
              </text:list-item>
            </text:list>
          </table:table-cell>
          <table:table-cell table:style-name="Tableau1.B3" table:number-rows-spanned="2" office:value-type="string">
            <text:list xml:id="list206447067" text:continue-numbering="true" text:style-name="WWNum1">
              <text:list-item>
                <text:p text:style-name="P11"><text:span text:style-name="T1">Qu'est-ce qui motive votre équipe à introduire de l'IA dans ce processus ? (Cochez toutes les réponses qui s'appliquent)</text:span></text:p>
              </text:list-item>
            </text:list>
            <text:p text:style-name="P7"><text:span text:style-name="T13">☐</text:span><text:span text:style-name="T8"> Une demande de la direction</text:span></text:p>
            <text:p text:style-name="P7"><text:span text:style-name="T8">☐ Atteindre un objectif stratégique ou opérationnel actuellement hors de portée <text:s/></text:span></text:p>
            <text:p text:style-name="P7"><text:span text:style-name="T8">☐ Volume élevé de travail ou de cas en souffrance</text:span></text:p>
            <text:p text:style-name="P7"><text:span text:style-name="T8">☐ Améliorer la qualité globale de la production ou du service</text:span></text:p>
            <text:p text:style-name="P7"><text:span text:style-name="T8">☐ Réduction du temps d'exécution d'un processus existant (gain de temps)</text:span></text:p>
            <text:p text:style-name="P7"><text:span text:style-name="T8">☐ L'introduction d'IA permettra d'accomplir des tâches qui seraient hors de portée pour des humains dans un délai raisonnable (échelle)</text:span></text:p>
            <text:p text:style-name="P7"><text:span text:style-name="T8">☐ Utilisation d'approches innovantes, volonté d'essayer quelque chose de nouveau.</text:span></text:p>
            <text:p text:style-name="P7"><text:span text:style-name="T8">☐ Possibilité de collaborer avec des partenaires internes ou externes.</text:span></text:p>
            <text:p text:style-name="P7"><text:span text:style-name="T8">☐ Autre (veuillez préciser) : </text:span><text:text-input text:description=""/><text:bookmark-end text:name="Text3"/></text:p>
          </table:table-cell>
        </table:table-row>
        <table:table-row table:style-name="Tableau1.4">
          <table:table-cell table:style-name="Tableau1.A3" office:value-type="string">
            <text:list xml:id="list1169779272" text:continue-numbering="true" text:style-name="WWNum1">
              <text:list-item>
                <text:p text:style-name="P11"><text:span text:style-name="T10">L'amélioration proposée se situe-t-elle dans un domaine où il existe un degré élevé de surveillance, de réglementation ou de risque de litige ? </text:span></text:p>
              </text:list-item>
            </text:list>
            <text:p text:style-name="P7"><text:span text:style-name="T13">☐</text:span><text:span text:style-name="T9"> A: Oui </text:span></text:p>
            <text:p text:style-name="P7"><text:span text:style-name="T13">☐</text:span><text:span text:style-name="T9"> B: Peut-être </text:span></text:p>
            <text:p text:style-name="P7"><text:span text:style-name="T13">☐</text:span><text:span text:style-name="T9"> C: Je ne sais pas </text:span></text:p>
            <text:p text:style-name="P7"><text:span text:style-name="T13">☐</text:span><text:span text:style-name="T9"> D: Probablement non</text:span></text:p>
            <text:p text:style-name="P7"><text:span text:style-name="T13">☐</text:span><text:span text:style-name="T9"> E: No</text:span><text:span text:style-name="cf01"><text:span text:style-name="T9">n</text:span></text:span></text:p>
          </table:table-cell>
          <table:covered-table-cell/>
        </table:table-row>
        <table:table-row table:style-name="Tableau1.5">
          <table:table-cell table:style-name="Tableau1.A3" office:value-type="string">
            <text:list xml:id="list2014933974" text:continue-numbering="true" text:style-name="WWNum1">
              <text:list-item>
                <text:p text:style-name="P11"><text:span text:style-name="T10">Comment le processus ou le service IA proposé fonctionnera-t-il en fin de compte ?</text:span></text:p>
              </text:list-item>
            </text:list>
            <text:p text:style-name="P7"><text:span text:style-name="T13">☐</text:span><text:span text:style-name="T9"> A. Entièrement automatisé, sans examen ni contrôle humain</text:span></text:p>
            <text:p text:style-name="P7"><text:span text:style-name="T9">☐ B : Partiellement automatisé avec un examen limité des résultats</text:span></text:p>
            <text:p text:style-name="P7"><text:span text:style-name="T9">☐ C : Je ne sais pas</text:span></text:p>
            <text:p text:style-name="P7"><text:span text:style-name="T9">☐ D : Partiellement automatisé avec examen régulier d'un échantillon de résultats</text:span></text:p>
            <text:p text:style-name="P7"><text:span text:style-name="T9">☐ E : Partiellement automatisé avec examen de tous les résultats </text:span></text:p>
            <text:p text:style-name="P7"><text:span text:style-name="T9">☐ Autre, décrire : </text:span><text:text-input text:description=""/><text:bookmark-end text:name="Text4"/></text:p>
            <text:p text:style-name="P10"/>
          </table:table-cell>
          <table:table-cell table:style-name="Tableau1.A3" office:value-type="string">
            <text:list xml:id="list925685583" text:continue-numbering="true" text:style-name="WWNum1">
              <text:list-item>
                <text:p text:style-name="P11"><text:span text:style-name="T10">Les humains et les outils d'IA introduisent tous deux des erreurs dans les flux de travail. Quelle est la tolérance à l'erreur dans le cas d'usage proposé ? </text:span></text:p>
              </text:list-item>
            </text:list>
            <text:p text:style-name="P12"><text:span text:style-name="T13">☐</text:span><text:span text:style-name="T9"> A : Aucune tolérance <text:s text:c="23"/></text:span></text:p>
            <text:p text:style-name="P12"><text:span text:style-name="T9">☐ B : Faible tolérance à l'erreur <text:s text:c="3"/></text:span></text:p>
            <text:p text:style-name="P12"><text:span text:style-name="T9">☐ C : Je ne sais pas </text:span></text:p>
            <text:p text:style-name="P12"><text:span text:style-name="T9">☐ D : Une certaine tolérance</text:span></text:p>
            <text:p text:style-name="P12"><text:span text:style-name="T9">☐ E : Haute tolérance</text:span></text:p>
          </table:table-cell>
        </table:table-row>
        <table:table-row table:style-name="Tableau1.6">
          <table:table-cell table:style-name="Tableau1.A3" office:value-type="string">
            <text:list xml:id="list1226068721" text:continue-numbering="true" text:style-name="WWNum1">
              <text:list-item>
                <text:p text:style-name="P11"><text:span text:style-name="T10">Ce dispositif IA <text:s/>est-il opérationnel dans d'autres systèmes internes ou externes ? <text:s/></text:span></text:p>
              </text:list-item>
            </text:list>
            <text:p text:style-name="P7"><text:span text:style-name="T13">☐</text:span><text:span text:style-name="T9"> A: Non</text:span></text:p>
            <text:p text:style-name="P7"><text:span text:style-name="T13">☐</text:span><text:span text:style-name="T9"> B : Pas que je sache</text:span></text:p>
            <text:p text:style-name="P7"><text:span text:style-name="T9">☐ C : Je ne sais pas</text:span></text:p>
            <text:p text:style-name="P7"><text:span text:style-name="T9">☐ D : Oui, dans une autre organisation</text:span></text:p>
            <text:p text:style-name="P7"><text:span text:style-name="T9">☐ E : Oui, dans mon organisation </text:span></text:p>
            <text:p text:style-name="P7"><text:span text:style-name="T9">☐ F : Si oui, où et de quoi s'agit-il ? </text:span><text:text-input text:description=""/><text:bookmark-end text:name="Text6"/></text:p>
          </table:table-cell>
          <table:table-cell table:style-name="Tableau1.A3" office:value-type="string">
            <text:list xml:id="list1031414990" text:continue-numbering="true" text:style-name="WWNum1">
              <text:list-item>
                <text:p text:style-name="P11"><text:span text:style-name="T10">Quel est le degré de priorisation pour le cas d'usage ? <text:s text:c="2"/></text:span></text:p>
              </text:list-item>
            </text:list>
            <text:p text:style-name="P7"><text:span text:style-name="T13">☐</text:span><text:span text:style-name="T9"> A : Ce serait bien de le faire </text:span></text:p>
            <text:p text:style-name="P7"><text:span text:style-name="T13">☐</text:span><text:span text:style-name="T9"> B : C'est un investissement ou une amélioration stratégique</text:span></text:p>
            <text:p text:style-name="P7"><text:span text:style-name="T9">☐ C : Je ne sais pas</text:span></text:p>
            <text:p text:style-name="P7"><text:span text:style-name="T9">☐ D : Affecte une fonction critique</text:span></text:p>
            <text:p text:style-name="P7"><text:span text:style-name="T9">☐ E : Affecte une fonction critique que seule cette organisation accomplit</text:span></text:p>
            <text:p text:style-name="P7"><text:span text:style-name="T9"/></text:p>
            <text:p text:style-name="P7"><text:span text:style-name="T9"/></text:p>
            <text:p text:style-name="P10"/>
          </table:table-cell>
        </table:table-row>
        <table:table-row table:style-name="Tableau1.7">
          <table:table-cell table:style-name="Tableau1.A3" office:value-type="string">
            <text:list xml:id="list103752454" text:continue-numbering="true" text:style-name="WWNum1">
              <text:list-item>
                <text:p text:style-name="P8"><text:span text:style-name="T9">What would the consequence of not deploying the case or enhancement be?</text:span></text:p>
              </text:list-item>
            </text:list>
            <text:p text:style-name="P7"><text:span text:style-name="T13">☐</text:span><text:span text:style-name="T9"> A: Use case or enhancement could not be delivered at all</text:span></text:p>
            <text:p text:style-name="P7"><text:span text:style-name="T13">☐</text:span><text:span text:style-name="T9"> B: Use case or enhancement would not be timely and/or costs would be too high</text:span></text:p>
            <text:p text:style-name="P7"><text:span text:style-name="T13">☐</text:span><text:span text:style-name="T9"> C: I don’t know</text:span></text:p>
            <text:p text:style-name="P7"><text:span text:style-name="T13">☐</text:span><text:span text:style-name="T9"> D: Use case or enhancement quality would not be as high</text:span></text:p>
            <text:p text:style-name="P7"><text:span text:style-name="T13">☐</text:span><text:span text:style-name="T9"> E: Use case or enhancement would not improve or meet expectations</text:span></text:p>
            <text:p text:style-name="P13"><text:span text:style-name="T9"><text:s text:c="8"/></text:span><text:span text:style-name="T13">☐</text:span><text:span text:style-name="T9"> F: Other, please specify</text:span></text:p>
            <text:p text:style-name="P10"/>
          </table:table-cell>
          <table:table-cell table:style-name="Tableau1.A3" office:value-type="string">
            <text:list xml:id="list1758270769" text:continue-numbering="true" text:style-name="WWNum1">
              <text:list-item>
                <text:p text:style-name="P8"><text:span text:style-name="T9">How do you currently assure high quality outcomes or do quality review for this capability (or related task)? </text:span></text:p>
              </text:list-item>
            </text:list>
            <text:p text:style-name="P7"><text:span text:style-name="T13">☐</text:span><text:span text:style-name="T9"> A: None, outcomes from this workflow are not reviewed </text:span></text:p>
            <text:p text:style-name="P7"><text:span text:style-name="T13">☐</text:span><text:span text:style-name="T9"> B: This is a new capability, so no review process exists yet</text:span></text:p>
            <text:p text:style-name="P7"><text:span text:style-name="T13">☐</text:span><text:span text:style-name="T9"> C: I don’t know</text:span></text:p>
            <text:p text:style-name="P7"><text:span text:style-name="T13">☐</text:span><text:span text:style-name="T9"> D: We have expert staff review </text:span></text:p>
            <text:p text:style-name="P7"><text:span text:style-name="T13">☐</text:span><text:span text:style-name="T9"> E: We have expert staff review and there are written policies and/or standards for the capability</text:span></text:p>
            <text:p text:style-name="P7"><text:span text:style-name="T13">☐</text:span><text:span text:style-name="T9"> <text:s/>F: Other, describe:</text:span><text:text-input text:description=""/><text:bookmark-end text:name="Text8"/></text:p>
          </table:table-cell>
        </table:table-row>
        <text:soft-page-break/>
        <table:table-row table:style-name="Tableau1.8">
          <table:table-cell table:style-name="Tableau1.A3" office:value-type="string">
            <text:list xml:id="list1481845971" text:continue-numbering="true" text:style-name="WWNum1">
              <text:list-item>
                <text:p text:style-name="P8"><text:span text:style-name="T9">What is the cost or impact of mistakes or errors in this use case? </text:span></text:p>
              </text:list-item>
            </text:list>
            <text:p text:style-name="P7"><text:span text:style-name="T13">☐</text:span><text:span text:style-name="T9"> A: High – mistakes would result in catastrophic failures of critical workflows</text:span></text:p>
            <text:p text:style-name="P7"><text:span text:style-name="T13">☐</text:span><text:span text:style-name="T9"> B: Moderately high – mistakes would be very costly to resolve and fix</text:span></text:p>
            <text:p text:style-name="P7"><text:span text:style-name="T13">☐</text:span><text:span text:style-name="T9"> C: I don’t know </text:span></text:p>
            <text:p text:style-name="P7"><text:span text:style-name="T13">☐</text:span><text:span text:style-name="T9"> D: Moderate – mistakes would cause some disruption </text:span></text:p>
            <text:p text:style-name="P7"><text:span text:style-name="T13">☐</text:span><text:span text:style-name="T9"> E: Low – mistakes would have little impact</text:span></text:p>
          </table:table-cell>
          <table:table-cell table:style-name="Tableau1.A3" office:value-type="string">
            <text:list xml:id="list617394446" text:continue-numbering="true" text:style-name="WWNum1">
              <text:list-item>
                <text:p text:style-name="P8"><text:span text:style-name="T9">Are the impacts resulting from the AI capability in the use case reversible? </text:span></text:p>
              </text:list-item>
            </text:list>
            <text:p text:style-name="P7"><text:span text:style-name="T13">☐</text:span><text:span text:style-name="T9"> A: Cannot reverse</text:span></text:p>
            <text:p text:style-name="P7"><text:span text:style-name="T13">☐</text:span><text:span text:style-name="T9"> B: Difficult to reverse</text:span></text:p>
            <text:p text:style-name="P7"><text:span text:style-name="T13">☐</text:span><text:span text:style-name="T9"> C: I don’t know </text:span></text:p>
            <text:p text:style-name="P7"><text:span text:style-name="T13">☐</text:span><text:span text:style-name="T9"> D: Likely reversible</text:span></text:p>
            <text:p text:style-name="P7"><text:span text:style-name="T13">☐</text:span><text:span text:style-name="T9"> E: Easily reversible </text:span></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Table_20_Paragraph"><text:span text:style-name="T3">QUI ?</text:span></text:p>
          </table:table-cell>
          <table:covered-table-cell/>
        </table:table-row>
        <table:table-row table:style-name="Tableau2.2">
          <table:table-cell table:style-name="Tableau2.A2" table:number-columns-spanned="2" office:value-type="string">
            <text:list xml:id="list1654969373" text:continue-numbering="true" text:style-name="WWNum1">
              <text:list-item>
                <text:p text:style-name="P8"><text:span text:style-name="T9">Who are the stakeholders to consult, keep informed, and gather input and feedback from on the proposed AI use case? </text:span></text:p>
              </text:list-item>
            </text:list>
            <text:p text:style-name="P14"/>
          </table:table-cell>
          <table:covered-table-cell/>
        </table:table-row>
        <table:table-row table:style-name="Tableau2.3">
          <table:table-cell table:style-name="Tableau2.A2" office:value-type="string">
            <text:list xml:id="list462070175" text:continue-numbering="true" text:style-name="WWNum1">
              <text:list-item>
                <text:p text:style-name="P8"><text:span text:style-name="T9">If successfully implemented, could this enhancement have major impacts on staff, either in terms of their numbers or their roles? </text:span></text:p>
              </text:list-item>
            </text:list>
            <text:p text:style-name="P7"><text:span text:style-name="T13">☐</text:span><text:span text:style-name="T9"> A: Yes, many staff will be impacted</text:span></text:p>
            <text:p text:style-name="P7"><text:span text:style-name="T13">☐</text:span><text:span text:style-name="T9"> B: Yes, some staff will be impacted </text:span></text:p>
            <text:p text:style-name="P7"><text:span text:style-name="T13">☐</text:span><text:span text:style-name="T9"> C: I don’t know </text:span></text:p>
            <text:p text:style-name="P7"><text:span text:style-name="T13">☐</text:span><text:span text:style-name="T9"> D: Yes, a few staff will be impacted </text:span></text:p>
            <text:p text:style-name="P7"><text:span text:style-name="T13">☐</text:span><text:span text:style-name="T9"> E: No staff will be impacted</text:span></text:p>
          </table:table-cell>
          <table:table-cell table:style-name="Tableau2.A2" office:value-type="string">
            <text:list xml:id="list312577781" text:continue-numbering="true" text:style-name="WWNum1">
              <text:list-item>
                <text:p text:style-name="P8"><text:span text:style-name="T9">What is the current level of skill or experience relevant staff have in AI or ML? </text:span></text:p>
              </text:list-item>
            </text:list>
            <text:p text:style-name="P7"><text:span text:style-name="T13">☐</text:span><text:span text:style-name="T9"> A: Complete beginner</text:span></text:p>
            <text:p text:style-name="P7"><text:span text:style-name="T13">☐</text:span><text:span text:style-name="T9"> B: Novice</text:span></text:p>
            <text:p text:style-name="P7"><text:span text:style-name="T13">☐</text:span><text:span text:style-name="T9"> C: I don’t know </text:span></text:p>
            <text:p text:style-name="P7"><text:span text:style-name="T13">☐</text:span><text:span text:style-name="T9"> D: Moderately experienced</text:span></text:p>
            <text:p text:style-name="P7"><text:span text:style-name="T13">☐</text:span><text:span text:style-name="T9"> E: Highly experienced</text:span></text:p>
          </table:table-cell>
        </table:table-row>
        <table:table-row table:style-name="Tableau2.4">
          <table:table-cell table:style-name="Tableau2.A2" office:value-type="string">
            <text:list xml:id="list349778813" text:continue-numbering="true" text:style-name="WWNum1">
              <text:list-item>
                <text:p text:style-name="P8"><text:span text:style-name="T9">Will end users directly interact with the AI or ML enhancement?</text:span></text:p>
              </text:list-item>
            </text:list>
            <text:p text:style-name="P7"><text:span text:style-name="T13">☐</text:span><text:span text:style-name="T9"> A: Yes</text:span></text:p>
            <text:p text:style-name="P7"><text:span text:style-name="T13">☐</text:span><text:span text:style-name="T9"> B: Yes, with staff support</text:span></text:p>
            <text:p text:style-name="P7"><text:span text:style-name="T13">☐</text:span><text:span text:style-name="T9"> C: I don’t know </text:span></text:p>
            <text:p text:style-name="P7"><text:span text:style-name="T13">☐</text:span><text:span text:style-name="T9"> D: Not directly, staff will mediate access</text:span></text:p>
            <text:p text:style-name="P7"><text:span text:style-name="T13">☐</text:span><text:span text:style-name="T9"> E: No</text:span></text:p>
          </table:table-cell>
          <table:table-cell table:style-name="Tableau2.A2" office:value-type="string">
            <text:list xml:id="list669782360" text:continue-numbering="true" text:style-name="WWNum1">
              <text:list-item>
                <text:p text:style-name="P8"><text:span text:style-name="T9">Are end users or those impacted by the enhancement particularly vulnerable? </text:span></text:p>
              </text:list-item>
            </text:list>
            <text:p text:style-name="P7"><text:span text:style-name="T13">☐</text:span><text:span text:style-name="T9"> A: Yes, end users are in multiple vulnerable groups</text:span></text:p>
            <text:p text:style-name="P7"><text:span text:style-name="T13">☐</text:span><text:span text:style-name="T9"> B: Yes, end users are in at least one vulnerable group</text:span></text:p>
            <text:p text:style-name="P7"><text:span text:style-name="T13">☐</text:span><text:span text:style-name="T9"> C: I don’t know </text:span></text:p>
            <text:p text:style-name="P7"><text:span text:style-name="T13">☐</text:span><text:span text:style-name="T9"> D: End users are not vulnerable now but could be</text:span></text:p>
            <text:p text:style-name="P7"><text:span text:style-name="T13">☐</text:span><text:span text:style-name="T9"> E: No</text:span></text:p>
          </table:table-cell>
        </table:table-row>
        <table:table-row table:style-name="Tableau2.5">
          <table:table-cell table:style-name="Tableau2.A2" office:value-type="string">
            <text:list xml:id="list1670344701" text:continue-numbering="true" text:style-name="WWNum1">
              <text:list-item>
                <text:p text:style-name="P8"><text:span text:style-name="T9">Will the proposed capability create or exacerbate barriers for persons with disabilities? </text:span></text:p>
              </text:list-item>
            </text:list>
            <text:p text:style-name="P7"><text:span text:style-name="T13">☐</text:span><text:span text:style-name="T9"> A: Yes</text:span></text:p>
            <text:p text:style-name="P7"><text:span text:style-name="T13">☐</text:span><text:span text:style-name="T9"> C: I don’t know </text:span></text:p>
            <text:p text:style-name="P7"><text:span text:style-name="T13">☐</text:span><text:span text:style-name="T9"> D: No</text:span></text:p>
            <text:p text:style-name="P7"><text:span text:style-name="T13">☐</text:span><text:span text:style-name="T9"> E: No, it will help break down barriers</text:span></text:p>
          </table:table-cell>
          <table:table-cell table:style-name="Tableau2.A2" office:value-type="string">
            <text:list xml:id="list1177170231" text:continue-numbering="true" text:style-name="WWNum1">
              <text:list-item>
                <text:p text:style-name="P8"><text:span text:style-name="T9">Are there disclosure or permission-requesting requirements for using data that people are depicted in?</text:span></text:p>
              </text:list-item>
            </text:list>
            <text:p text:style-name="P7"><text:span text:style-name="T13">☐</text:span><text:span text:style-name="T9"> A: Yes</text:span></text:p>
            <text:p text:style-name="P7"><text:span text:style-name="T13">☐</text:span><text:span text:style-name="T9"> C: I don’t know </text:span></text:p>
            <text:p text:style-name="P7"><text:span text:style-name="T13">☐</text:span><text:span text:style-name="T9"> D: Not applicable</text:span></text:p>
            <text:p text:style-name="P7"><text:span text:style-name="T13">☐</text:span><text:span text:style-name="T9"> E: No</text:span></text:p>
          </table:table-cell>
        </table:table-row>
        <table:table-row table:style-name="Tableau2.3">
          <table:table-cell table:style-name="Tableau2.A2" office:value-type="string">
            <text:list xml:id="list1680730361" text:continue-numbering="true" text:style-name="WWNum1">
              <text:list-item>
                <text:p text:style-name="P8"><text:span text:style-name="T9">Are people or groups who are potentially impacted by the proposed AI process represented in the training data set?</text:span></text:p>
              </text:list-item>
            </text:list>
            <text:p text:style-name="P7"><text:span text:style-name="T13">☐</text:span><text:span text:style-name="T9"> A: No</text:span></text:p>
            <text:p text:style-name="P7"><text:span text:style-name="T13">☐</text:span><text:span text:style-name="T9"> C: I don’t know </text:span></text:p>
            <text:p text:style-name="P7"><text:span text:style-name="T13">☐</text:span><text:span text:style-name="T9"> D: Not applicable</text:span></text:p>
            <text:p text:style-name="P7"><text:span text:style-name="T13">☐</text:span><text:span text:style-name="T9"> E: Yes</text:span></text:p>
          </table:table-cell>
          <table:table-cell table:style-name="Tableau2.A2" office:value-type="string">
            <text:list xml:id="list1782782444" text:continue-numbering="true" text:style-name="WWNum1">
              <text:list-item>
                <text:p text:style-name="P3"><text:span text:style-name="T9">Will the AI enhancement impact the rights, wellbeing or dignity of individuals?</text:span></text:p>
              </text:list-item>
            </text:list>
            <text:p text:style-name="P7"><text:span text:style-name="T13">☐</text:span><text:span text:style-name="T9"> A: Yes, negatively </text:span></text:p>
            <text:p text:style-name="P7"><text:span text:style-name="T13">☐</text:span><text:span text:style-name="T9"> B: Yes, positively for some people </text:span></text:p>
            <text:p text:style-name="P7"><text:span text:style-name="T13">☐</text:span><text:span text:style-name="T9"> C: I don’t know </text:span></text:p>
            <text:p text:style-name="P7"><text:span text:style-name="T13">☐</text:span><text:span text:style-name="T9"> D: Yes, positively for all people </text:span></text:p>
            <text:p text:style-name="P7"><text:span text:style-name="T13">☐</text:span><text:span text:style-name="T9"> E: No</text:span></text:p>
          </table:table-cell>
        </table:table-row>
        <table:table-row table:style-name="Tableau2.7">
          <table:table-cell table:style-name="Tableau2.A1" table:number-columns-spanned="2" office:value-type="string">
            <text:p text:style-name="P7"><text:span text:style-name="T4">Data</text:span></text:p>
          </table:table-cell>
          <table:covered-table-cell/>
        </table:table-row>
        <table:table-row table:style-name="Tableau2.8">
          <table:table-cell table:style-name="Tableau2.A2" office:value-type="string">
            <text:list xml:id="list1132707472" text:continue-numbering="true" text:style-name="WWNum1">
              <text:list-item>
                <text:p text:style-name="P8"><text:span text:style-name="T9">Will the enhancement use data that contains personal information at any point in the automated system? </text:span></text:p>
              </text:list-item>
            </text:list>
            <text:p text:style-name="P7"><text:span text:style-name="T13">☐</text:span><text:span text:style-name="T9"> A: Yes</text:span></text:p>
            <text:p text:style-name="P7"><text:span text:style-name="T13">☐</text:span><text:span text:style-name="T9"> B: Yes, a limited amount</text:span></text:p>
            <text:p text:style-name="P7"><text:span text:style-name="T13">☐</text:span><text:span text:style-name="T9"> C: I don’t know </text:span></text:p>
            <text:p text:style-name="P7"><text:span text:style-name="T13">☐</text:span><text:span text:style-name="T9"> D: Yes, but it is removed</text:span></text:p>
            <text:p text:style-name="P7"><text:span text:style-name="T13">☐</text:span><text:span text:style-name="T9"> E: No</text:span></text:p>
          </table:table-cell>
          <table:table-cell table:style-name="Tableau2.A2" office:value-type="string">
            <text:list xml:id="list1719449004" text:continue-numbering="true" text:style-name="WWNum1">
              <text:list-item>
                <text:p text:style-name="P8"><text:span text:style-name="T9">Will the enhancement use copyrighted or otherwise restricted information at any point in the proposed AI system? <text:s text:c="10"/></text:span></text:p>
              </text:list-item>
            </text:list>
            <text:p text:style-name="P7"><text:span text:style-name="T13">☐</text:span><text:span text:style-name="T9"> A: Yes</text:span></text:p>
            <text:p text:style-name="P7"><text:span text:style-name="T13">☐</text:span><text:span text:style-name="T9"> B: Yes, a limited amount</text:span></text:p>
            <text:p text:style-name="P7"><text:span text:style-name="T13">☐</text:span><text:span text:style-name="T9"> C: I don’t know </text:span></text:p>
            <text:p text:style-name="P7"><text:span text:style-name="T13">☐</text:span><text:span text:style-name="T9"> D: Yes, but we have permission</text:span></text:p>
            <text:p text:style-name="P7"><text:span text:style-name="T13">☐</text:span><text:span text:style-name="T9"> E: No</text:span></text:p>
          </table:table-cell>
        </table:table-row>
        <text:soft-page-break/>
        <table:table-row table:style-name="Tableau2.9">
          <table:table-cell table:style-name="Tableau2.A2" table:number-columns-spanned="2" office:value-type="string">
            <text:list xml:id="list1839470304" text:continue-numbering="true" text:style-name="WWNum1">
              <text:list-item>
                <text:p text:style-name="P3"><text:span text:style-name="T9">Will your organization be supplying data to train, validate or fine tune the automated system? These data usually consist of machine-readable digital content with the accompanying metadata or labels at the granularity, specificity, or standard you want the model to recognize. For example, e-book files with their corresponding MARC catalog records would train a model to create MARC records from e-books. </text:span></text:p>
              </text:list-item>
            </text:list>
            <text:p text:style-name="Table_20_Paragraph"><text:span text:style-name="T9"><text:s text:c="10"/></text:span><text:span text:style-name="T13">☐</text:span><text:span text:style-name="T9"> A: No, we will use a pre trained system <text:s/></text:span></text:p>
            <text:p text:style-name="P7"><text:span text:style-name="T13">☐</text:span><text:span text:style-name="T9"> B: No, we will need to create training or validation data</text:span></text:p>
            <text:p text:style-name="P7"><text:span text:style-name="T13">☐</text:span><text:span text:style-name="T9"> C: I don’t know if we have training data for this use case</text:span></text:p>
            <text:p text:style-name="P7"><text:span text:style-name="T13">☐</text:span><text:span text:style-name="T9"> D: Yes, but we still need to assemble it</text:span></text:p>
            <text:p text:style-name="P7"><text:span text:style-name="T13">☐</text:span><text:span text:style-name="T9"> E: Yes, we have it identified and ready to transfer</text:span></text:p>
            <text:p text:style-name="Table_20_Paragraph"><text:span text:style-name="T9"><text:s text:c="10"/></text:span><text:span text:style-name="T13">☐</text:span><text:span text:style-name="T9"> F: Other, describe: </text:span><text:text-input text:description=""/><text:bookmark-end text:name="Text17"/></text:p>
          </table:table-cell>
          <table:covered-table-cell/>
        </table:table-row>
        <table:table-row table:style-name="Tableau2.10">
          <table:table-cell table:style-name="Tableau2.A2" table:number-columns-spanned="2" office:value-type="string">
            <text:list xml:id="list402831224" text:continue-numbering="true" text:style-name="WWNum1">
              <text:list-item>
                <text:p text:style-name="P3"><text:span text:style-name="T9">All data contains some type of bias or unbalance. Do you have a process to test or review datasets against biases or other unbalanced or unexpected outcomes? </text:span></text:p>
              </text:list-item>
            </text:list>
            <text:p text:style-name="P7"><text:span text:style-name="T13">☐</text:span><text:span text:style-name="T9"> A: We are not aware of biases and do not review for imbalanced outcomes</text:span></text:p>
            <text:p text:style-name="P7"><text:span text:style-name="T13">☐</text:span><text:span text:style-name="T9"> B: We are aware of biases and do not review for imbalanced outcomes</text:span></text:p>
            <text:p text:style-name="P7"><text:span text:style-name="T13">☐</text:span><text:span text:style-name="T9"> C: I don’t know </text:span></text:p>
            <text:p text:style-name="P7"><text:span text:style-name="T14">☐</text:span><text:span text:style-name="T9"> D: We are aware of biases and have expert staff review for imbalanced outcomes </text:span></text:p>
            <text:p text:style-name="Table_20_Paragraph"><text:span text:style-name="T9"><text:s text:c="10"/></text:span><text:span text:style-name="T13">☐</text:span><text:span text:style-name="T9"> E: We are aware of biases and have expert staff and balanced datasets to benchmark against</text:span></text:p>
            <text:p text:style-name="Table_20_Paragraph"><text:span text:style-name="T9"><text:s text:c="10"/></text:span><text:span text:style-name="T13">☐</text:span><text:span text:style-name="T9"> Other, describe:</text:span><text:text-input text:description=""/><text:bookmark-end text:name="Text18"/></text:p>
          </table:table-cell>
          <table:covered-table-cell/>
        </table:table-row>
      </table:table>
      <text:p text:style-name="P4"/>
      <text:p text:style-name="Table_20_Paragraph"><text:span text:style-name="T5">Assessment: </text:span></text:p>
      <text:p text:style-name="P4"/>
      <text:p text:style-name="Table_20_Paragraph"><text:span text:style-name="T5">Count and add up your marked answers in the chart below: </text:span></text:p>
      <text:p text:style-name="P4"/>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row table:style-name="Tableau3.1">
          <table:table-cell table:style-name="Tableau3.A1" office:value-type="string">
            <text:p text:style-name="Table_20_Paragraph"><text:span text:style-name="T5">Section</text:span></text:p>
          </table:table-cell>
          <table:table-cell table:style-name="Tableau3.A1" office:value-type="string">
            <text:p text:style-name="P5"><text:span text:style-name="T5">A</text:span></text:p>
          </table:table-cell>
          <table:table-cell table:style-name="Tableau3.A1" office:value-type="string">
            <text:p text:style-name="P5"><text:span text:style-name="T5">B</text:span></text:p>
          </table:table-cell>
          <table:table-cell table:style-name="Tableau3.A1" office:value-type="string">
            <text:p text:style-name="P5"><text:span text:style-name="T5">C</text:span></text:p>
          </table:table-cell>
          <table:table-cell table:style-name="Tableau3.A1" office:value-type="string">
            <text:p text:style-name="P5"><text:span text:style-name="T5">D</text:span></text:p>
          </table:table-cell>
          <table:table-cell table:style-name="Tableau3.A1" office:value-type="string">
            <text:p text:style-name="P5"><text:span text:style-name="T5">E</text:span></text:p>
          </table:table-cell>
          <table:table-cell table:style-name="Tableau3.A1" office:value-type="string">
            <text:p text:style-name="P5"><text:span text:style-name="T5">subtotals</text:span></text:p>
          </table:table-cell>
        </table:table-row>
        <table:table-row table:style-name="Tableau3.1">
          <table:table-cell table:style-name="Tableau3.A2" office:value-type="string">
            <text:p text:style-name="Table_20_Paragraph"><text:span text:style-name="T5">What &amp; Why</text:span></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Table_20_Paragraph"><text:span text:style-name="T5">Who?</text:span></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Table_20_Paragraph"><text:span text:style-name="T5">Data</text:span></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row>
        <table:table-row table:style-name="Tableau3.1">
          <table:table-cell table:style-name="Tableau3.A2" office:value-type="string">
            <text:p text:style-name="P6"><text:span text:style-name="T5">Subtotals</text:span></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1" office:value-type="string">
            <text:p text:style-name="P4"/>
          </table:table-cell>
        </table:table-row>
      </table:table>
      <text:p text:style-name="P4"/>
      <text:p text:style-name="Table_20_Paragraph"><text:span text:style-name="T7">Mostly As - Very high-risk use case.</text:span><text:span text:style-name="T5"> Plan for significant research, development and testing before implementation. Performance must meet the current state of the art for AI safety, trustworthiness, and quality. Quality benchmarks and controls need to be developed and thoroughly tested for even and consistent performance. </text:span></text:p>
      <text:p text:style-name="P4"/>
      <text:p text:style-name="Table_20_Paragraph"><text:span text:style-name="T7">A lot of Bs - High risk use case.</text:span><text:span text:style-name="T5"> Experiment, test and pilot these solutions prior to implementation. Baseline quality metrics need to be established. </text:span></text:p>
      <text:p text:style-name="P4"/>
      <text:p text:style-name="Table_20_Paragraph"><text:span text:style-name="T7">Primarily Cs - </text:span><text:span text:style-name="T5">More information and detail are needed prior to moving forward.</text:span></text:p>
      <text:p text:style-name="P4"/>
      <text:p text:style-name="Table_20_Paragraph"><text:span text:style-name="T7">A lot of Fs</text:span><text:span text:style-name="T5"> - </text:span><text:span text:style-name="T7">Moderate risk use case.</text:span><text:span text:style-name="T5"> If you want to buy or acquire AI services for this risk level, verify published performance metrics are achievable with your data and use case. </text:span></text:p>
      <text:p text:style-name="P1"/>
      <text:p text:style-name="Standard"><text:span text:style-name="T7">Mostly Es</text:span><text:span text:style-name="T5"> - </text:span><text:span text:style-name="T7">Low risk use case.</text:span><text:span text:style-name="T5"> <text:s/>It is likely appropriate to research and purchase tools or services available in the marketplace that meet quality standards.</text:span></text:p>
      <text:p text:style-name="P1"/>
      <text:p text:style-name="Standard"><text:span text:style-name="T7">A mix? Where do you have the most As and Bs? That will tell you where to focus risk mitigation efforts. Your Ds and Es will point to where the conditions for risk are lowering. </text:span></text:p>
      <text:p text:style-name="P2"/>
      <text:p text:style-name="Table_20_Paragraph"><text:span text:style-name="T5">These scores are not final nor are they exact. They are meant to inform a first level assessment of risk, feasibility, and prioritization for proposed AI use cases. The discussion and reflection this questionnaire facilitate are more significant than the score. There are a range of risks and costs involved in the implementation of AI. A higher risk level generally signifies higher costs and resources required for implementation</text:span><text:note text:id="ftn1" text:note-class="footnote"><text:note-citation>1</text:note-citation><text:note-body><text:p text:style-name="P15"><text:span text:style-name="footnote_20_reference"><text:span text:style-name="T15"/></text:span><text:span text:style-name="T15"> Risk categories are i</text:span><text:span text:style-name="T11">nspired by the FADGI evaluation parameters. Many of the questions are based on the Algorithmic Impact Assessment (Canada): </text:span><text:a xlink:type="simple" xlink:href="https://canada-ca.github.io/aia-eia-js/" text:style-name="Internet_20_link" text:visited-style-name="Visited_20_Internet_20_Link"><text:span text:style-name="T16">https://canada-ca.github.io/aia-eia-js/</text:span></text:a></text:p></text:note-body></text:note><text:span text:style-name="T5">.</text:span></text:p>
      <text:p text:style-name="P2"/>
      <text:p text:style-name="P1"/>
      <text:p text:style-name="P4"/>
      <text:p text:style-name="P4"/>
      <text:p text:style-name="Standard"><text:soft-page-break/></text:p>
      <text:p text:style-name="P4"/>
      <text:p text:style-name="Table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7b230b" style:font-name="Cambria" fo:font-style="italic" style:font-style-asian="italic" style:font-name-complex="F" style:font-style-complex="italic"/>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176cm" fo:margin-bottom="0.176cm" fo:orphans="2" fo:widows="2"/>
      <style:text-properties style:font-name="Times New Roman" fo:font-size="12pt" style:font-name-asian="Times New Roman1" style:font-size-asian="12pt" style:font-name-complex="Times New Roman1" style:font-size-complex="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Calibri" style:font-name-asian="Calibri1" style:font-name-complex="Calibri1"/>
    </style:style>
    <style:style style:name="Footnote_20_Text_20_Char" style:display-name="Footnote Text Char" style:family="text" style:parent-style-name="Default_20_Paragraph_20_Font">
      <style:text-properties style:font-name="Calibri" fo:font-size="10pt" style:font-name-asian="Calibri1" style:font-size-asian="10pt" style:font-name-complex="Calibri1" style:font-size-complex="10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style:font-name-asian="Calibri1" style:font-size-asian="10pt" style:font-name-complex="Calibri1" style:font-size-complex="10pt"/>
    </style:style>
    <style:style style:name="Comment_20_Subject_20_Char" style:display-name="Comment Subject Char" style:family="text" style:parent-style-name="Comment_20_Text_20_Char">
      <style:text-properties style:font-name="Calibri" fo:font-size="10pt" fo:font-weight="bold" style:font-name-asian="Calibri1" style:font-size-asian="10pt" style:font-weight-asian="bold" style:font-name-complex="Calibri1" style:font-size-complex="10pt" style:font-weight-complex="bold"/>
    </style:style>
    <style:style style:name="Heading_20_4_20_Char" style:display-name="Heading 4 Char" style:family="text" style:parent-style-name="Default_20_Paragraph_20_Font">
      <style:text-properties fo:color="#7b230b" style:font-name="Cambria" fo:font-style="italic" style:font-style-asian="italic" style:font-name-complex="F" style:font-style-complex="italic"/>
    </style:style>
    <style:style style:name="Placeholder_20_Text" style:display-name="Placeholder Text" style:family="text" style:parent-style-name="Default_20_Paragraph_20_Font">
      <style:text-properties fo:color="#808080"/>
    </style:style>
    <style:style style:name="cf01"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492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99cm" fo:margin-left="0cm" fo:margin-right="0cm" fo:margin-bottom="1.69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101cm" fo:margin-left="1.058cm" fo:margin-right="0.917cm" style:writing-mode="lr-tb" style:layout-grid-color="#c0c0c0" style:layout-grid-lines="52"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392cm" fo:margin-left="0cm" fo:margin-right="0cm" fo:margin-top="0.293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style:footer>
        <text:p text:style-name="MP1"><text:s text:c="22"/><text:page-number text:select-page="current">3</text:page-number></text:p>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Header"/>
      </style:header>
      <style:footer>
        <text:p text:style-name="Footer"/>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igail Potter</meta:initial-creator>
    <dc:creator>JP Moreux</dc:creator>
    <meta:editing-cycles>6</meta:editing-cycles>
    <meta:print-date>2023-10-25T23:00:00</meta:print-date>
    <meta:creation-date>2023-11-16T14:16:00</meta:creation-date>
    <dc:date>2024-05-24T20:16:20</dc:date>
    <meta:editing-duration>PT31M48S</meta:editing-duration>
    <meta:generator>OpenOffice/4.1.14$Unix OpenOffice.org_project/4114m1$Build-9811</meta:generator>
    <meta:document-statistic meta:table-count="3" meta:image-count="0" meta:object-count="0" meta:page-count="4" meta:paragraph-count="167" meta:word-count="1710" meta:character-count="9341"/>
    <meta:user-defined meta:name="AppVersion">16.0000</meta:user-defined>
    <meta:user-defined meta:name="Company">The Library of Congr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